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1201in"/>
    </style:style>
    <style:style style:name="co2" style:family="table-column">
      <style:table-column-properties fo:break-before="auto" style:column-width="1.6618in"/>
    </style:style>
    <style:style style:name="co3" style:family="table-column">
      <style:table-column-properties fo:break-before="auto" style:column-width="1.3445in"/>
    </style:style>
    <style:style style:name="co4" style:family="table-column">
      <style:table-column-properties fo:break-before="auto" style:column-width="3.9311in"/>
    </style:style>
    <style:style style:name="co5" style:family="table-column">
      <style:table-column-properties fo:break-before="auto" style:column-width="5.772in"/>
    </style:style>
    <style:style style:name="co6" style:family="table-column">
      <style:table-column-properties fo:break-before="auto" style:column-width="4.3681in"/>
    </style:style>
    <style:style style:name="co7" style:family="table-column">
      <style:table-column-properties fo:break-before="auto" style:column-width="3.8543in"/>
    </style:style>
    <style:style style:name="co8" style:family="table-column">
      <style:table-column-properties fo:break-before="auto" style:column-width="8.8217in"/>
    </style:style>
    <style:style style:name="co9" style:family="table-column">
      <style:table-column-properties fo:break-before="auto" style:column-width="0.6689in"/>
    </style:style>
    <style:style style:name="ro1" style:family="table-row">
      <style:table-row-properties style:row-height="0.198in" fo:break-before="auto" style:use-optimal-row-height="true"/>
    </style:style>
    <style:style style:name="ro2" style:family="table-row">
      <style:table-row-properties style:row-height="2.8071in" fo:break-before="auto" style:use-optimal-row-height="false"/>
    </style:style>
    <style:style style:name="ro3" style:family="table-row">
      <style:table-row-properties style:row-height="3.7898in" fo:break-before="auto" style:use-optimal-row-height="false"/>
    </style:style>
    <style:style style:name="ro4" style:family="table-row">
      <style:table-row-properties style:row-height="2.3965in" fo:break-before="auto" style:use-optimal-row-height="false"/>
    </style:style>
    <style:style style:name="ro5" style:family="table-row">
      <style:table-row-properties style:row-height="4.3335in" fo:break-before="auto" style:use-optimal-row-height="false"/>
    </style:style>
    <style:style style:name="ro6" style:family="table-row">
      <style:table-row-properties style:row-height="1.5752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3.75in" fo:break-before="auto" style:use-optimal-row-height="false"/>
    </style:style>
    <style:style style:name="ro10"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0.1354in" fo:break-before="auto" style:use-optimal-row-height="false"/>
    </style:style>
    <style:style style:name="ro14" style:family="table-row">
      <style:table-row-properties style:row-height="1.7602in" fo:break-before="auto" style:use-optimal-row-height="false"/>
    </style:style>
    <style:style style:name="ro15" style:family="table-row">
      <style:table-row-properties style:row-height="0.1252in" fo:break-before="auto" style:use-optimal-row-height="false"/>
    </style:style>
    <style:style style:name="ro16" style:family="table-row">
      <style:table-row-properties style:row-height="1.5209in" fo:break-before="auto" style:use-optimal-row-height="false"/>
    </style:style>
    <style:style style:name="ro17" style:family="table-row">
      <style:table-row-properties style:row-height="1.6043in" fo:break-before="auto" style:use-optimal-row-height="false"/>
    </style:style>
    <style:style style:name="ro18" style:family="table-row">
      <style:table-row-properties style:row-height="1.1091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ext-properties fo:color="#c9211e"/>
    </style:style>
    <style:style style:name="ce2" style:family="table-cell" style:parent-style-name="Default">
      <style:table-cell-properties fo:background-color="#92d050" style:rotation-align="none"/>
      <style:text-properties fo:color="#92d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4" style:family="table-cell" style:parent-style-name="Default">
      <style:table-cell-properties style:rotation-align="none"/>
      <style:text-properties fo:color="#c921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92d050" style:rotation-align="none"/>
      <style:text-properties fo:color="#92d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c9211e"/>
    </style:style>
    <style:style style:name="ce11" style:family="table-cell" style:parent-style-name="Default">
      <style:table-cell-properties fo:background-color="#92d050"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12" style:family="table-cell" style:parent-style-name="Default">
      <style:table-cell-properties fo:background-color="#92d050"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92d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5" style:family="table-cell" style:parent-style-name="Default">
      <style:table-cell-properties fo:background-color="#92d05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92d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T1" style:family="text">
      <style:text-properties fo:color="#c9211e"/>
    </style:style>
    <style:style style:name="T2" style:family="text">
      <style:text-properties style:use-window-font-color="tru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ce3"/>
        <table:table-column table:style-name="co3" table:default-cell-style-name="ce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8"/>
        <table:table-column table:style-name="co9" table:number-columns-repeated="16376"/>
        <table:table-row table:style-name="ro1">
          <table:table-cell table:number-columns-repeated="8"/>
          <table:table-cell table:style-name="Default" table:number-columns-repeated="16376"/>
        </table:table-row>
        <table:table-row table:style-name="ro1">
          <table:table-cell office:value-type="float" office:value="1" calcext:value-type="float">
            <text:p>1</text:p>
          </table:table-cell>
          <table:table-cell office:value-type="string" calcext:value-type="string">
            <text:p>Guiding Team Success</text:p>
          </table:table-cell>
          <table:table-cell/>
          <table:table-cell table:style-name="ce3" office:value-type="string" calcext:value-type="string">
            <text:p>Situation</text:p>
          </table:table-cell>
          <table:table-cell table:style-name="ce3" office:value-type="string" calcext:value-type="string">
            <text:p>Action </text:p>
          </table:table-cell>
          <table:table-cell table:style-name="ce3" office:value-type="string" calcext:value-type="string">
            <text:p>Result</text:p>
          </table:table-cell>
          <table:table-cell table:style-name="ce3"/>
          <table:table-cell/>
          <table:table-cell table:style-name="Default" table:number-columns-repeated="16376"/>
        </table:table-row>
        <table:table-row table:style-name="ro2">
          <table:table-cell table:number-columns-repeated="2"/>
          <table:table-cell table:style-name="ce9" office:value-type="string" calcext:value-type="string">
            <text:p>G5 Path To Production</text:p>
          </table:table-cell>
          <table:table-cell table:style-name="ce9" office:value-type="string" calcext:value-type="string">
            <text:p>Late Defects found in Software Release Bundle Timeline</text:p>
            <text:p>On Dry Boxes - Low Priority Compared to Trango and Rainier Wet</text:p>
            <text:p/>
          </table:table-cell>
          <table:table-cell table:style-name="ce9" office:value-type="string" calcext:value-type="string">
            <text:p>Weekly Meeting Called "Path To Production"</text:p>
            <text:p>4 Disciplines of Execution - Book</text:p>
            <text:p>Wildly Important Goal</text:p>
            <text:p>Lead Indicator - Reduce Defects </text:p>
            <text:p>Create Weekly Action Items - Data Collection, Testing, Fixing Defects</text:p>
            <text:p>Checking progress weekly - Providing Support and Resources</text:p>
            <text:p/>
          </table:table-cell>
          <table:table-cell table:style-name="ce9" office:value-type="string" calcext:value-type="string">
            <text:p>Team was Receptive and got all Major Defects Fixed within 2 weeks.</text:p>
            <text:p/>
            <text:p>And are now building machines on schedule for customer delivery.</text:p>
            <text:p/>
            <text:p/>
            <text:p>Des Moines Works 2024 Strategy - 4DX</text:p>
            <text:p>4DX Champion</text:p>
          </table:table-cell>
          <table:table-cell table:style-name="ce9"/>
          <table:table-cell table:style-name="ce9" office:value-type="string" calcext:value-type="string">
            <text:p>When we are going through the software release bundle process it is typical for us to have everything wrapped up and signed off for production approval by Mid-June. <text:span text:style-name="T1">Unfortunately during this last release process we found some late defects with the software for our New Leader Dry Boxes.</text:span> Normally the Dry Box machines are about <text:span text:style-name="T1">last on the priority list when compared to Trango and Rainier wet and can tend to slip peoples minds on what actually needs to be done.</text:span> Seeing that the timeline was slipping I decided to put together a weekly meeting called "Path To Production" and invited all of the software developers, verification champion, PV&amp;V software and program management. I am constantly trying to learn new things and a couple years ago I read a book called 4 disciplines of execution. It is all about having a wildly important goal and then setting intentional action items that can be completed each week that drives high value impact towards reaching the overall goal. So in this meeting I was able to clearly set the intentions of what we were going to accomplish as a team and what each group member of the team was responsible for that week. Then the next week we would quickly review if all the action items had been completed and if not what we needed to do as a team to support that team member in getting the resources needed to complete the task. The team was very receptive to this strategy and was able to get everything cleaned up and verified within a few weeks. I think we all have this intention when running a meeting but its just these few extra steps helps team members feel more accountable to their action steps. This strategy is one of the key pieces to Des Moines Works 2024 goals and how they intend to implement their new initatives. <text:span text:style-name="T2">Because of my experience with 4DX I had been asked to join a team as a 4DX Champion and can provide feedback to the Des Moines Works Leadership on how well thier implementation is going. </text:span></text:p>
          </table:table-cell>
          <table:table-cell table:style-name="Default" table:number-columns-repeated="16376"/>
        </table:table-row>
        <table:table-row table:style-name="ro3">
          <table:table-cell table:style-name="ce1"/>
          <table:table-cell table:style-name="ce4"/>
          <table:table-cell table:style-name="ce10" office:value-type="string" calcext:value-type="string">
            <text:p>Feedback</text:p>
          </table:table-cell>
          <table:table-cell table:style-name="ce10" office:value-type="string" calcext:value-type="string">
            <text:p>One of the biggest pieces of feedback I always have for the situation/task portion is to do a better job of painting the pain here.  A lot of people tend to gloss over the pain part, but it automatically makes your actions and results seem less impressive if you haven’t adequately painted the pain that you are going to relieve.  Give more detail on what is at stake here, what happens if this doesn’t get resolved?  What’s the impact?</text:p>
            <text:p/>
            <text:p>Try to pain the situation here in more detail.  Were you responsible for this testing?  Could those defects not have been found earlier?</text:p>
            <text:p/>
            <text:p>Why are they lower priority?  What does that mean?  Was this just an “oops we missed something” situation?  If so, you want to be careful how you frame that if you were the one who slipped up.</text:p>
          </table:table-cell>
          <table:table-cell table:style-name="ce10" office:value-type="string" calcext:value-type="string">
            <text:p>With the actions I think it is very valuable to always make sure you make clear what you were “assigned/asked” to do and what you yourself took initiative to do.  Make sure you are highlighting that here if you took this upon yourself to get this meeting put together.</text:p>
            <text:p/>
            <text:p>Try to always differentiate between “doing the thing” and “going above and beyond.”  So in a normal situation, I would expect that if some testing got missed and some bugs showed up late during testing, a senior engineer would get a team together to track progress on a project.  You want to be able to highlight why this is “above and beyond” territory.  Was the cadence you met unusual?  Were you not even the one who should have owned setting this up?  Did you call in other stakeholders who normally wouldn’t be called in because the timeline was so short you had to make sure that every single person got eyes on it so there were no miscommunications?  Were you working with folks normally way outside your wheel house to make sure the pipelines were greased to get the release out and coordinating with them, like factory folks for example, customer support, etc?  Try to dig deep and think in detail, what about this situation made you go above and beyond what a normal SG8 Senior Engineer would do or would be asked to do?</text:p>
            <text:p/>
            <text:p>Also think about always laying out your actions clearly and numbered.  It has a lot of power in an interview when you say, “there are 5 key actions I took to accomplish this.  First,……”  Now the interview panel is expecting 5 things, they can prep for it, they know what is coming, they can sense when you’re getting to the end of your answer, etc.  It also goes even further in showing how prepared you are.  “holy shit, this guy not only has an amazing example, he knows the exact number of actions he took in this example,” is what people would be thinking.  It shows you prepared your ass off for this interview.  Hard to bullshit this kind of impact.</text:p>
          </table:table-cell>
          <table:table-cell table:style-name="ce10" office:value-type="string" calcext:value-type="string">
            <text:p>So it sounds like this only happened for 2 weeks, is that right?  So you led the meeting twice?  If this is true, I would be a little worried that the overall time and scope of the work might not be 5 start level for a Staff position.  I think the example has good potential and shows that you identified a issue, jumped in and took action, but it might not have as much “content” to impress.  It all depends on the circumstances of if this was your role to do this or not.</text:p>
            <text:p/>
            <text:p>I think it would be good to re-highlight was the risks were here if this testing didn’t get done on time.  What would be impact to factory and to customers?</text:p>
            <text:p/>
            <text:p>I think you have some potential to really stretch this example with the Des Moines Works 2024 Strategy 4DX invitation you got.  I would make sure to highlight how that happened. Who noticed you and invited you?  Did you hear about it and invite yourself?  Were you out there preaching the good word on the 4DX method and someone got wind and invited you?  Did you try to explain to everyone in your example area about the 4DX method after you guys delivered on time?  Did you share it with anyone else?  Did you identify other areas in your work flow or your teams, or your colleagues where this 4DX knowledge would be beneficial?  Did you recommend the book to anyone?  Did you get copies of the book and distribute to people?  All good questions to think about.</text:p>
          </table:table-cell>
          <table:table-cell table:style-name="ce10"/>
          <table:table-cell table:style-name="ce10" office:value-type="string" calcext:value-type="string">
            <text:p>When you say we found defects late, was there some way to prevent this?</text:p>
            <text:p/>
            <text:p>When you say dry boxes are last on the priority list, are they still tracked, was that your job?</text:p>
            <text:p/>
            <text:p>“Slip people’s minds” is not great, how can you improve the documentation/tracking process here or at least suggest it to the person who owns this if it isn’t you?</text:p>
            <text:p/>
            <text:p>“Seeing that the timeline was slipping” – was it your responsibility to own this?  How did you know it was slipping?</text:p>
            <text:p/>
            <text:p>Was this your job duty to setup this meeting or were you covering for someone else?  Who was required to do this normally?</text:p>
          </table:table-cell>
          <table:table-cell table:style-name="ce1" table:number-columns-repeated="16376"/>
        </table:table-row>
        <table:table-row table:style-name="ro4">
          <table:table-cell table:number-columns-repeated="2"/>
          <table:table-cell table:style-name="ce9" office:value-type="string" calcext:value-type="string">
            <text:p>Lead Performance Review Board</text:p>
          </table:table-cell>
          <table:table-cell table:style-name="ce9" office:value-type="string" calcext:value-type="string">
            <text:p>Lead JDPS Performance Review Board</text:p>
            <text:p>Reviewed Weely EETS w/ JDPS SW and Vehicle Teams</text:p>
            <text:p>50+ attendence each week</text:p>
            <text:p>Dispositioned Events to CAR's or Closed</text:p>
            <text:p>Goal went from 21 to 7 Days</text:p>
            <text:p/>
          </table:table-cell>
          <table:table-cell table:style-name="ce9" office:value-type="string" calcext:value-type="string">
            <text:p>Reviewed Current Process</text:p>
            <text:p>Picked largest time sink to make the biggest impact</text:p>
            <text:p>Determined the Data Quality was lacking </text:p>
            <text:p>Worked with Reliability Team to train individuals</text:p>
            <text:p>Event needed more time -&gt; Clear Action Items for Stakeholders</text:p>
            <text:p>Was able to track progress and for days to disposition.</text:p>
            <text:p>Saw that we were able to disposition around 90% of them within 7 days. </text:p>
          </table:table-cell>
          <table:table-cell table:style-name="ce9" office:value-type="string" calcext:value-type="string">
            <text:p>Holding accountability and leading the meeting effectively</text:p>
            <text:p/>
            <text:p>Was able to track progress and for days to disposition.</text:p>
            <text:p>Saw that we were able to disposition around 90% of them within 7 days. </text:p>
          </table:table-cell>
          <table:table-cell table:style-name="ce9"/>
          <table:table-cell table:style-name="ce9" office:value-type="string" calcext:value-type="string">
            <text:p>Lead weekly Performance Review Board meetings with JDPS Software, Calibrations and vehicle partners (PV&amp;V, Reliability, Program Managers)</text:p>
            <text:p>Reviewed weekly EETS that were created from new Vehicle PDP programs that were for engine issues. </text:p>
            <text:p>During the week each new event that came in I would work with the engineer that submitted the event to gather extra information to build an evidence package to present in PRB. </text:p>
            <text:p>Then from my analysis would get the groups buy-in on if it should become a CAR or closed. </text:p>
            <text:p>Before S750 (13.6L) developement the goal was for an event to be dispositioned within 21 days. But with S750 "In the Ditch" I was tasked with getting all of the events analysed and closed within 7 days. </text:p>
            <text:p>This made me quickly need to learn how to lead a group and hold everyone accountable. </text:p>
            <text:p>By analysising the current process I was able to find that majority resources were spent on getting the correct data to diagnosis the failure. </text:p>
            <text:p>So I worked with the reliability team to specific training for the event creaters. </text:p>
            <text:p>In doing this we were able to ensure good data was inputted into the Event when it was first submitted so that it painted a clear picture for the meeting and was able to then quickly decide it's disposition. </text:p>
            <text:p>Then if a event was unable to be dispositioned in its first weekly meeting then I made sure that each stakeholder had specific action items that needed to be completed before the next review so that we could then sign off on it. </text:p>
            <text:p/>
          </table:table-cell>
          <table:table-cell table:style-name="Default" table:number-columns-repeated="16376"/>
        </table:table-row>
        <table:table-row table:style-name="ro5">
          <table:table-cell table:style-name="ce1"/>
          <table:table-cell table:style-name="ce4"/>
          <table:table-cell table:style-name="ce10" office:value-type="string" calcext:value-type="string">
            <text:p>Feedback</text:p>
          </table:table-cell>
          <table:table-cell table:style-name="ce10" office:value-type="string" calcext:value-type="string">
            <text:p>Again, same as above, paint the pain!  Why exactly did the goal go from 21 to 7 days?  What as at stake?  What does “in the ditch” mean?  What happens if you don’t get these done in 7 days?  Was this asked of you, a job responsibility, or something you volunteered and stepped up to do?</text:p>
            <text:p/>
            <text:p>Depending on the audience you are interviewing with it might be valuable to explain the implications of things becoming CARs and what that means and how you getting things to closed (when they truly aren’t CARs) really saves resources/time/people investigating further when they don’t need to and how that impacts overall ability to add value elsewhere.</text:p>
            <text:p/>
            <text:p>Maybe add some context into how many EETS events you went through, how many events ended up getting reviewed?  How many things that people thought were CARs you drove to be closed and saved other people’s time and energy?  How many times a week did you guys meet?  Were there high level managers in that meeting?  Could be some chance to name drop a little bit (subtly).</text:p>
            <text:p/>
            <text:p>Also could focus on that time decrease of 21 days to 7 days, what would you have to change process wise to get this cut down to 1/3 the time?  Would this be a big challenge?  Would this involve a lot more time from you?  Did you have to get creative?  Did you have to get buy in from others for this cadence?  Did this cause more pain?</text:p>
          </table:table-cell>
          <table:table-cell table:style-name="ce10" office:value-type="string" calcext:value-type="string">
            <text:p>How did you review the current process?  How did you determine the biggest time sync?  What did that analysis actually look like?  How did you determine that the Data Quality was lacking?  Do you have metrics you can share?  How did you measure that?  Did the people involved push back on your assessment or as it unanimous?</text:p>
            <text:p/>
            <text:p>Was working with the Reliability team going above and beyond or expected for this role/responsibility?  What did the training look like?  Who developed it?  You?  If so, how did you develop it?  How did you roll it out?  Did you do the training yourself?  Was there push back from those you trained?  How long did the training take?</text:p>
            <text:p/>
            <text:p>Did you have issues giving action items to folks after that first week that the event wasn’t able to be dispositioned?  This could be a good time to highlight your ability to influence without authority.</text:p>
            <text:p/>
            <text:p/>
          </table:table-cell>
          <table:table-cell table:style-name="ce10" office:value-type="string" calcext:value-type="string">
            <text:p>What were your biggest lessons learned from this example/process?  If you could go back and do it over again, what would you do different?  Did you think of any process that you implemented here or any training that you could implement elsewhere?  Did the training get formalized into some documentation?  Did you give the training to other groups/teams/areas?</text:p>
            <text:p/>
            <text:p>Since you moved on from the role, have you checked back to see if the process you put into place was still being used?  Was the training still being taught to new people in that role?</text:p>
            <text:p/>
            <text:p>After you identified the biggest time sync after doing your analysis, did any lessons learned from that get applied elsewhere, or to other teams, or to other product lines/etc?</text:p>
            <text:p/>
            <text:p>Were you able to come away with some solid documented criteria for “good data” and where else did that get applied?  Did that get shared with others, etc?</text:p>
          </table:table-cell>
          <table:table-cell table:style-name="ce10"/>
          <table:table-cell table:style-name="ce10" office:value-type="string" calcext:value-type="string">
            <text:p>Is this something you volunteered for or a normal “job responsibility”?</text:p>
            <text:p/>
            <text:p>Okay, I like that this is you trying to do something in 7 days that is usually expected in 21 days.</text:p>
            <text:p/>
            <text:p>“By analyzing the process I was able to learn…” how did you do that analysis?</text:p>
            <text:p/>
            <text:p>Was you working with the reliability team something above and beyond, or expected for your role?</text:p>
            <text:p/>
            <text:p>How did the training work?  How did you prep the material?  Did you personally deliver it?  Was there push back from the people you trained?</text:p>
            <text:p/>
            <text:p/>
          </table:table-cell>
          <table:table-cell table:style-name="ce1" table:number-columns-repeated="16376"/>
        </table:table-row>
        <table:table-row table:style-name="ro1">
          <table:table-cell table:number-columns-repeated="2"/>
          <table:table-cell table:style-name="ce9"/>
          <table:table-cell table:style-name="ce6" table:number-columns-repeated="4"/>
          <table:table-cell table:style-name="ce9"/>
          <table:table-cell table:style-name="Default" table:number-columns-repeated="16376"/>
        </table:table-row>
        <table:table-row table:style-name="ro1">
          <table:table-cell office:value-type="float" office:value="2" calcext:value-type="float">
            <text:p>2</text:p>
          </table:table-cell>
          <table:table-cell office:value-type="string" calcext:value-type="string">
            <text:p>Valuing Differences</text:p>
          </table:table-cell>
          <table:table-cell table:style-name="ce9"/>
          <table:table-cell table:style-name="ce3" office:value-type="string" calcext:value-type="string">
            <text:p>Situation</text:p>
          </table:table-cell>
          <table:table-cell table:style-name="ce3" office:value-type="string" calcext:value-type="string">
            <text:p>Action </text:p>
          </table:table-cell>
          <table:table-cell table:style-name="ce3" office:value-type="string" calcext:value-type="string">
            <text:p>Result</text:p>
          </table:table-cell>
          <table:table-cell table:style-name="ce3"/>
          <table:table-cell table:style-name="ce9"/>
          <table:table-cell table:style-name="Default" table:number-columns-repeated="16376"/>
        </table:table-row>
        <table:table-row table:style-name="ro6">
          <table:table-cell table:number-columns-repeated="2"/>
          <table:table-cell table:style-name="ce11" office:value-type="string" calcext:value-type="string">
            <text:p>China, DevX/Diadem Training</text:p>
          </table:table-cell>
          <table:table-cell table:style-name="ce11" office:value-type="string" calcext:value-type="string">
            <text:p>Went to China for NR4 Testing</text:p>
            <text:p>Ended up getting to understand their needs</text:p>
            <text:p>Lack of tools</text:p>
            <text:p>Didn't feel like they had the same resources as the US </text:p>
            <text:p>Didn't feel like they were reaching their full potential as a team</text:p>
          </table:table-cell>
          <table:table-cell table:style-name="ce11" office:value-type="string" calcext:value-type="string">
            <text:p>Conducted in person training on Diadem and DevX</text:p>
            <text:p>Had a group of 15 Engine Engineers and a Translator</text:p>
            <text:p>Showed them how to use the tools </text:p>
            <text:p>Told them that when I got home I was going to see what I could do about access for them</text:p>
            <text:p>Talked to TLO who granted access</text:p>
            <text:p>Shut down for High IP. </text:p>
            <text:p>Then talked to Legal and described what they needed and got approved. </text:p>
          </table:table-cell>
          <table:table-cell table:style-name="ce11" office:value-type="string" calcext:value-type="string">
            <text:p>The Tianjin Employees felt more impowered. </text:p>
            <text:p>Got 7 new employees set up with DevX and Diadem</text:p>
            <text:p>Felt understood and seen for what they are capable of</text:p>
          </table:table-cell>
          <table:table-cell table:style-name="ce9"/>
          <table:table-cell table:style-name="ce9" office:value-type="string" calcext:value-type="string">
            <text:p>Went to meet them and work on China NR4 Engine Test</text:p>
            <text:p>Learned about their challenges</text:p>
            <text:p>They felt like they weren't apart of Deere and didn't have same tools as us at PEC</text:p>
            <text:p>While I was there I organized an inperson training with a translator to go over tools</text:p>
            <text:p>Then when I got back home I started asking why they weren't given the appropriate tools to be proficent at their roles</text:p>
            <text:p>Everyone just assumed it was IP rules. But then I sent an email to Legal and explained exactly what I was looking to give them and why they needed it. </text:p>
            <text:p>Legal was able to give us approval and I worked with the JDPS tools team to get everyone there that needed Diadem and DevX access. </text:p>
            <text:p>This made the Tianjin team feel seen and appreciated for their abilities to become independent. </text:p>
            <text:p/>
          </table:table-cell>
          <table:table-cell table:style-name="Default" table:number-columns-repeated="16376"/>
        </table:table-row>
        <table:table-row table:style-name="ro7">
          <table:table-cell table:number-columns-repeated="2"/>
          <table:table-cell table:style-name="ce9" office:value-type="string" calcext:value-type="string">
            <text:p>Customer Service Continuation (CSC)</text:p>
          </table:table-cell>
          <table:table-cell table:style-name="ce9" office:value-type="string" calcext:value-type="string">
            <text:p>Worked at Engine Works before the Strike</text:p>
            <text:p>Managed Two Gage Technicians</text:p>
            <text:p>During Strike I had to replace them and complete their Activities</text:p>
            <text:p>Engineers that were building engines</text:p>
            <text:p/>
          </table:table-cell>
          <table:table-cell table:style-name="ce9" office:value-type="string" calcext:value-type="string">
            <text:p>Tons of Not Working Gages on the Line</text:p>
            <text:p/>
            <text:p>First thought was why aren't checking these</text:p>
            <text:p/>
            <text:p>Quickly realized that the gage techs weren't in a position to handle all of the gages by themselves</text:p>
            <text:p/>
            <text:p>Created new process in the gaging software for machinist to inspect daily. Can't skip through it.</text:p>
          </table:table-cell>
          <table:table-cell table:style-name="ce6" office:value-type="string" calcext:value-type="string">
            <text:p>Was able to greatly reduce the stress and surprise issues for the gage techs</text:p>
          </table:table-cell>
          <table:table-cell table:style-name="ce6"/>
          <table:table-cell table:style-name="ce9" office:value-type="string" calcext:value-type="string">
            <text:p>During the Strike I directly replaced the two gage technicians that I supervised.</text:p>
            <text:p>Was able to step into their shoes and understand the processes that were put in place and how I could then improve upon them once I returned. </text:p>
            <text:p>During the strike we found a lot of gages that weren't working</text:p>
            <text:p>I first thought well why aren't the gage guys keeping up with these. But then realized there is no way for them to check all 10,000 gages in the building on more than a yearly cadence. </text:p>
            <text:p>After working in their shoes I created a process for the machinist to do daily checks on gages and to be actively looking for issues with gages. That helped the techs be able to keep ahead of maintence issues without having to go out and check them for themselves. </text:p>
          </table:table-cell>
          <table:table-cell table:style-name="Default" table:number-columns-repeated="16376"/>
        </table:table-row>
        <table:table-row table:style-name="ro8">
          <table:table-cell table:number-columns-repeated="2"/>
          <table:table-cell table:style-name="ce9" office:value-type="string" calcext:value-type="string">
            <text:p>Engagement Committee - Survey</text:p>
          </table:table-cell>
          <table:table-cell table:style-name="ce9" office:value-type="string" calcext:value-type="string">
            <text:p>Yearly Survery </text:p>
            <text:p>Engagement Committee </text:p>
            <text:p>Got read comments </text:p>
            <text:p>Formed Team to focus on Career Development</text:p>
            <text:p/>
          </table:table-cell>
          <table:table-cell table:style-name="ce9" office:value-type="string" calcext:value-type="string">
            <text:p>Created Monthly News Letter</text:p>
            <text:p>Coffee Chats</text:p>
            <text:p>Head Shots</text:p>
            <text:p>Job Catalog for DMW more specific to each individual role</text:p>
          </table:table-cell>
          <table:table-cell table:style-name="ce9" office:value-type="string" calcext:value-type="string">
            <text:p>Have had a lot of praise from Leadership </text:p>
            <text:p>Conducted a survey on the groups effectiveness</text:p>
            <text:p>Took lessons learned and continuing to implement </text:p>
          </table:table-cell>
          <table:table-cell table:style-name="ce9"/>
          <table:table-cell table:style-name="ce9" office:value-type="string" calcext:value-type="string">
            <text:p>Reviewed Pulse Survery results</text:p>
            <text:p>Took results comments and created action items</text:p>
            <text:p>People wanted help with interviewing, mentorship programs, and knowing what jobs are available.</text:p>
            <text:p>Decided to create a monthly newsletter to highlight these gaps and also to have space to interview different job functions and shine a light on their contributions to Deere. </text:p>
            <text:p>Also created a coffee chats for 3 individuals to meet with different members of leadership. To talk 1x1 about their career development and get individual guidance from leadership. This has really made people feel seen and understood about what their struggles are and how they can best take action. </text:p>
          </table:table-cell>
          <table:table-cell table:style-name="Default" table:number-columns-repeated="16376"/>
        </table:table-row>
        <table:table-row table:style-name="ro1">
          <table:table-cell table:number-columns-repeated="2"/>
          <table:table-cell table:style-name="ce9"/>
          <table:table-cell table:style-name="ce6" table:number-columns-repeated="4"/>
          <table:table-cell table:style-name="ce9"/>
          <table:table-cell table:style-name="Default" table:number-columns-repeated="16376"/>
        </table:table-row>
        <table:table-row table:style-name="ro1">
          <table:table-cell office:value-type="float" office:value="3" calcext:value-type="float">
            <text:p>3</text:p>
          </table:table-cell>
          <table:table-cell office:value-type="string" calcext:value-type="string">
            <text:p>Decision Making</text:p>
          </table:table-cell>
          <table:table-cell table:style-name="ce9"/>
          <table:table-cell table:style-name="ce3" office:value-type="string" calcext:value-type="string">
            <text:p>Situation</text:p>
          </table:table-cell>
          <table:table-cell table:style-name="ce3" office:value-type="string" calcext:value-type="string">
            <text:p>Action </text:p>
          </table:table-cell>
          <table:table-cell table:style-name="ce3" office:value-type="string" calcext:value-type="string">
            <text:p>Result</text:p>
          </table:table-cell>
          <table:table-cell table:style-name="ce3"/>
          <table:table-cell table:style-name="ce9"/>
          <table:table-cell table:style-name="Default" table:number-columns-repeated="16376"/>
        </table:table-row>
        <table:table-row table:style-name="ro7">
          <table:table-cell table:number-columns-repeated="2"/>
          <table:table-cell table:style-name="ce11" office:value-type="string" calcext:value-type="string">
            <text:p>Field Performance - China Combines</text:p>
          </table:table-cell>
          <table:table-cell table:style-name="ce11" office:value-type="string" calcext:value-type="string">
            <text:p>Low Regen Hours on Combines</text:p>
            <text:p>Couldn't figure out why</text:p>
          </table:table-cell>
          <table:table-cell table:style-name="ce11" office:value-type="string" calcext:value-type="string">
            <text:p>Gathered all the data </text:p>
            <text:p>Head Data reviews with Engineering</text:p>
            <text:p>No clear issues smoking gun</text:p>
            <text:p>Low temps possibly a hardware issue</text:p>
            <text:p>Traveled to China to see machines in the field</text:p>
            <text:p>Realized they were using them very differently </text:p>
            <text:p>Small Field and High Transport Hours</text:p>
            <text:p>Was able to get Engine Data collected </text:p>
            <text:p>Gave to Calibration Team </text:p>
          </table:table-cell>
          <table:table-cell table:style-name="ce11" office:value-type="string" calcext:value-type="string">
            <text:p>Cal Team created new calibration</text:p>
            <text:p>Highest use case scenarios to increase regen interval.</text:p>
          </table:table-cell>
          <table:table-cell table:style-name="ce9"/>
          <table:table-cell table:style-name="ce9" office:value-type="string" calcext:value-type="string">
            <text:p>During my Field Performance role it was my job to find and investigate field issues with our Current Customers and PDP Durability test machines. During one of my reviews of the China NR4 program I noticed that our test combines were have very low regen hours. A typical regen interval is in the 50 hour range and these machines were regening as often as every 4 hours. </text:p>
            <text:p/>
          </table:table-cell>
          <table:table-cell table:style-name="Default" table:number-columns-repeated="16376"/>
        </table:table-row>
        <table:table-row table:style-name="ro9">
          <table:table-cell table:number-columns-repeated="2"/>
          <table:table-cell table:style-name="ce9" office:value-type="string" calcext:value-type="string">
            <text:p>R4023 SW - Rushed Timeline</text:p>
          </table:table-cell>
          <table:table-cell table:style-name="ce9" office:value-type="string" calcext:value-type="string">
            <text:p>Late to Approve Software for R4023</text:p>
            <text:p>Needed to get hours accumulated within 2 weeks from production</text:p>
            <text:p/>
          </table:table-cell>
          <table:table-cell table:style-name="ce9" office:value-type="string" calcext:value-type="string">
            <text:p>Had to decide on Field Testing or Non-Productive Hrs</text:p>
            <text:p/>
            <text:p>Chose Non-Productive </text:p>
            <text:p/>
            <text:p>Got 15 hours with 6 engineers gave, production approval </text:p>
            <text:p/>
            <text:p>After 18 hours found a critical defect</text:p>
            <text:p/>
            <text:p>Had to go back to production and tell them they can't use the payloads. </text:p>
            <text:p/>
            <text:p>Gave them Two Options</text:p>
            <text:p>#1 Use Last Years Payloads</text:p>
            <text:p>#2 Use New payloads minus SRC</text:p>
            <text:p/>
            <text:p>Laid out the pros and cons to leadership</text:p>
            <text:p/>
            <text:p>Chose Option #2 but had to retest everything</text:p>
            <text:p/>
          </table:table-cell>
          <table:table-cell table:style-name="ce9" office:value-type="string" calcext:value-type="string">
            <text:p>Completed Testing with no new Defects</text:p>
            <text:p>Was able to meet the production deadline for the build</text:p>
            <text:p/>
            <text:p>Held a debriefing after the dust settled to see what we can impove in our test cases</text:p>
            <text:p/>
            <text:p>I dentified a missing test case and have implemented for future</text:p>
          </table:table-cell>
          <table:table-cell table:style-name="ce9"/>
          <table:table-cell table:style-name="ce16" office:value-type="string" calcext:value-type="string">
            <text:p>This year R4023 production started the last week of August. It's my responsiblity that the bundle release process is sucessful and all the payload are ready for production. Due to a large amount of defects this summer we were slow in getting the bundle through our Software PV&amp;V team to run there test cases and give Co-Op Field Test approval. That then allows me to go install the new software on customer machines for hour accumulation to gain confidence in the payloads and try to get a minimum of 600 hours. The problem was that I was given the payloads the last week of July. Where most of our R4023 customers are done spraying for the season. So I made the decision to do non-productive field testing with multiple PV&amp;V engineers running the machine to get hours. That give experienced operators the chance to use the sprayer as it intended and look for issues. We had a meeting with software leadership to expalin that we had put 15 hours on the machine with 6 different drivers and felt confident that the payloads were ready for production. Just said hey we can go ahead and start programming machines on the line and we will continue to collect a few more hours just to be extra confident. Sure enough after the 18th hour of testing on the machine we were able to create a defect where the application rate was not accurate. </text:p>
            <text:p/>
            <text:p>So I had to go back with my tail between my legs and say that we could no longer send the payloads that we had approved a couple days ago and that we had a new critical defect. I presented to leadership 2 options.Option #1, we don't take any of the new payloads and just produce machines with last years bundle of payloads. There was zero risk with just using last years since we already had tons of experience with it but there was some really nice to have fixes in the new bundle. Option #2 we just replace the one Spray rate controller payload that was causing us issues and go back through our test process to gain confidence in the package. Much higher risk but would be able to solve the customer disatisfiers from option #1. I was able to get approval from program mangament and the factory leadership to go ahead with option #2. </text:p>
            <text:p>By understanding all the risk associated with the decision we were able to create a favorable outcome for the factory and were able to get everything tested just in time for the first machine to complete assembly. </text:p>
            <text:p/>
            <text:p>Then I was able to get the team together after the fact for a debriefing and understand where we missed this critical rate control issue and how we can implement a stronger test plan in the future to catch it earlier in the process. </text:p>
          </table:table-cell>
          <table:table-cell table:style-name="Default" table:number-columns-repeated="16376"/>
        </table:table-row>
        <table:table-row table:style-name="ro8">
          <table:table-cell table:number-columns-repeated="2"/>
          <table:table-cell table:style-name="ce9" office:value-type="string" calcext:value-type="string">
            <text:p>G5 Stress Test</text:p>
          </table:table-cell>
          <table:table-cell table:style-name="ce9" office:value-type="string" calcext:value-type="string">
            <text:p>New Heavier Box on Row Crop </text:p>
            <text:p>Required Stress Testing</text:p>
            <text:p>10 years since last stress test</text:p>
            <text:p>Failed on Knees, 800hrs</text:p>
            <text:p/>
          </table:table-cell>
          <table:table-cell table:style-name="ce9" office:value-type="string" calcext:value-type="string">
            <text:p>Had to get enough data to understand actual life </text:p>
            <text:p>Talked to Dealers about G4 Experience</text:p>
            <text:p>Developed plan to test G5 with 152" and Test G4</text:p>
            <text:p>Determined G4 was bad too</text:p>
            <text:p> 152" Helped</text:p>
            <text:p>Created new plan with SW. </text:p>
            <text:p>Had to get leadership approval for late change</text:p>
            <text:p/>
          </table:table-cell>
          <table:table-cell table:style-name="ce9" office:value-type="string" calcext:value-type="string">
            <text:p>Took the cautious route of updating SW to limit tread adjust</text:p>
            <text:p>Protecting our customers and still providing a new product</text:p>
            <text:p/>
          </table:table-cell>
          <table:table-cell table:style-name="ce9"/>
          <table:table-cell/>
          <table:table-cell table:style-name="Default" table:number-columns-repeated="16376"/>
        </table:table-row>
        <table:table-row table:style-name="ro1">
          <table:table-cell table:number-columns-repeated="2"/>
          <table:table-cell table:style-name="ce9"/>
          <table:table-cell table:style-name="ce6" table:number-columns-repeated="4"/>
          <table:table-cell table:style-name="ce9"/>
          <table:table-cell table:style-name="Default" table:number-columns-repeated="16376"/>
        </table:table-row>
        <table:table-row table:style-name="ro1">
          <table:table-cell office:value-type="float" office:value="4" calcext:value-type="float">
            <text:p>4</text:p>
          </table:table-cell>
          <table:table-cell office:value-type="string" calcext:value-type="string">
            <text:p>Customer Orientation</text:p>
          </table:table-cell>
          <table:table-cell table:style-name="ce9"/>
          <table:table-cell table:style-name="ce3" office:value-type="string" calcext:value-type="string">
            <text:p>Situation</text:p>
          </table:table-cell>
          <table:table-cell table:style-name="ce3" office:value-type="string" calcext:value-type="string">
            <text:p>Action </text:p>
          </table:table-cell>
          <table:table-cell table:style-name="ce3" office:value-type="string" calcext:value-type="string">
            <text:p>Result</text:p>
          </table:table-cell>
          <table:table-cell table:style-name="ce3"/>
          <table:table-cell table:style-name="ce9"/>
          <table:table-cell table:style-name="Default" table:number-columns-repeated="16376"/>
        </table:table-row>
        <table:table-row table:style-name="ro8">
          <table:table-cell table:number-columns-repeated="2"/>
          <table:table-cell table:style-name="ce9" office:value-type="string" calcext:value-type="string">
            <text:p>G5 Dry Box SW on 800R - Customers Dissatisfied</text:p>
          </table:table-cell>
          <table:table-cell table:style-name="ce9" office:value-type="string" calcext:value-type="string">
            <text:p>Dissatisfied Customers with 800R New Leader G5 Boxes</text:p>
            <text:p>For MY22 G5 boxes replaced the old G4 box Option that had SpreadStar</text:p>
            <text:p>They pay a lot more for a G5 box and it is harder to use</text:p>
            <text:p>Dealers have been buying the machines back </text:p>
            <text:p/>
          </table:table-cell>
          <table:table-cell table:style-name="ce9" office:value-type="string" calcext:value-type="string">
            <text:p>Collected all the dealer feedback</text:p>
            <text:p>Traveled to customer machines</text:p>
            <text:p>Then once I was prepared called up Jay for a meeting</text:p>
            <text:p>Said I wanted to show him the new G5 Software</text:p>
            <text:p>Didn't give him any hints on how to use it</text:p>
            <text:p>Took over 5 mins for him to figure out how to use it before asking for help. </text:p>
            <text:p>Our Equipment should be like an Iphone. </text:p>
            <text:p>Anyone can Jump in and go</text:p>
          </table:table-cell>
          <table:table-cell table:style-name="ce9" office:value-type="string" calcext:value-type="string">
            <text:p>Able to get build the business case to bring back the G4 </text:p>
            <text:p>Give operators the option to stick with what they know and prefer</text:p>
            <text:p>Protects our market share</text:p>
            <text:p/>
          </table:table-cell>
          <table:table-cell table:style-name="ce9" table:number-columns-repeated="2"/>
          <table:table-cell table:style-name="Default" table:number-columns-repeated="16376"/>
        </table:table-row>
        <table:table-row table:style-name="ro10">
          <table:table-cell table:number-columns-repeated="2"/>
          <table:table-cell table:style-name="ce9" office:value-type="string" calcext:value-type="string">
            <text:p>Todd - Landus AT Failure</text:p>
          </table:table-cell>
          <table:table-cell/>
          <table:table-cell table:style-name="ce6" table:number-columns-repeated="3"/>
          <table:table-cell table:style-name="ce9"/>
          <table:table-cell table:style-name="Default" table:number-columns-repeated="16376"/>
        </table:table-row>
        <table:table-row table:style-name="ro1">
          <table:table-cell table:number-columns-repeated="2"/>
          <table:table-cell table:style-name="ce9"/>
          <table:table-cell table:style-name="ce6" table:number-columns-repeated="4"/>
          <table:table-cell table:style-name="ce9"/>
          <table:table-cell table:style-name="Default" table:number-columns-repeated="16376"/>
        </table:table-row>
        <table:table-row table:style-name="ro1">
          <table:table-cell office:value-type="float" office:value="5" calcext:value-type="float">
            <text:p>5</text:p>
          </table:table-cell>
          <table:table-cell office:value-type="string" calcext:value-type="string">
            <text:p>Innovation</text:p>
          </table:table-cell>
          <table:table-cell table:style-name="ce9"/>
          <table:table-cell table:style-name="ce6" table:number-columns-repeated="4"/>
          <table:table-cell table:style-name="ce9"/>
          <table:table-cell table:style-name="Default" table:number-columns-repeated="16376"/>
        </table:table-row>
        <table:table-row table:style-name="ro6">
          <table:table-cell table:number-columns-repeated="2"/>
          <table:table-cell table:style-name="ce11" office:value-type="string" calcext:value-type="string">
            <text:p>ATV2.0 Product Spec and Data Analysis</text:p>
          </table:table-cell>
          <table:table-cell table:style-name="ce11" office:value-type="string" calcext:value-type="string">
            <text:p>Deere under pressure by customers for a better vision system</text:p>
            <text:p>Currently offer a Mono Camera ATV1.0</text:p>
            <text:p>Literally got an email last night from a strategic accounts manager about how bad it is out there</text:p>
            <text:p>Raven is kicking our ass and threating our market share</text:p>
            <text:p>We have to create a new vision system that is the best in class</text:p>
            <text:p/>
            <text:p/>
          </table:table-cell>
          <table:table-cell table:style-name="ce11" office:value-type="string" calcext:value-type="string">
            <text:p>Using all the data avaialbe to make decision</text:p>
            <text:p>Create Tableau reports to develop product spec</text:p>
            <text:p>Field Testing ATV2.0</text:p>
            <text:p>Operator Surveys, Calls Weekly</text:p>
            <text:p>Ride n Drives with Raven System and Deere Vision</text:p>
            <text:p/>
          </table:table-cell>
          <table:table-cell table:style-name="ce11" office:value-type="string" calcext:value-type="string">
            <text:p>Giving this extra attention to make sure we will hit all of our customers needs</text:p>
            <text:p>Has given customers confidence that we will be able solve their problems</text:p>
            <text:p>Developed a clear criteria for what our product will be</text:p>
          </table:table-cell>
          <table:table-cell table:style-name="ce9" table:number-columns-repeated="2"/>
          <table:table-cell table:style-name="Default" table:number-columns-repeated="16376"/>
        </table:table-row>
        <table:table-row table:style-name="ro11">
          <table:table-cell table:number-columns-repeated="2"/>
          <table:table-cell table:style-name="ce9" office:value-type="string" calcext:value-type="string">
            <text:p>Real Estate Offer</text:p>
          </table:table-cell>
          <table:table-cell table:style-name="ce6" office:value-type="string" calcext:value-type="string">
            <text:p>3400+ agents in Des Moines - How do you stand out? </text:p>
          </table:table-cell>
          <table:table-cell table:style-name="ce9" office:value-type="string" calcext:value-type="string">
            <text:p>Developed a Lead Magnet Offer</text:p>
            <text:p>Created content to display real estate knowledge </text:p>
            <text:p>Then run paid ads for getting my offer infront of eyes</text:p>
          </table:table-cell>
          <table:table-cell table:style-name="ce9" office:value-type="string" calcext:value-type="string">
            <text:p>Learened a lot about challenging the current market</text:p>
            <text:p>How to market myself and solve customers problems</text:p>
            <text:p>Able to run ads and get leads whenever I want</text:p>
            <text:p>Helping people in a way that no other realtors are willing to</text:p>
            <text:p/>
          </table:table-cell>
          <table:table-cell table:style-name="ce9" table:number-columns-repeated="2"/>
          <table:table-cell table:style-name="Default" table:number-columns-repeated="16376"/>
        </table:table-row>
        <table:table-row table:style-name="ro12">
          <table:table-cell table:number-columns-repeated="2"/>
          <table:table-cell table:style-name="ce9" office:value-type="string" calcext:value-type="string">
            <text:p>Tableau Rainer SW Tracking</text:p>
          </table:table-cell>
          <table:table-cell table:style-name="ce9" office:value-type="string" calcext:value-type="string">
            <text:p>Existing process for reoccuring problem</text:p>
            <text:p>All hours accumulation was done by knowing start hours </text:p>
            <text:p>Individually looking up current hours in Service Advisor </text:p>
            <text:p>Tracking in Excel Sheet</text:p>
            <text:p>Was time intensive and not always easy to track different payloads</text:p>
          </table:table-cell>
          <table:table-cell table:style-name="ce9" office:value-type="string" calcext:value-type="string">
            <text:p>Pulled from my JDPS experience</text:p>
            <text:p>Worked with the data analytics team to create a new Tableau Report</text:p>
            <text:p>Now can click on the report</text:p>
            <text:p>See all the machines with experimental software</text:p>
            <text:p>Which Payloads have been installed and how many accumulative hours are on each payload revision</text:p>
          </table:table-cell>
          <table:table-cell table:style-name="ce9" office:value-type="string" calcext:value-type="string">
            <text:p>Save the Performance team a ton of time</text:p>
            <text:p>Able to clearly track each individual payload</text:p>
            <text:p>Also give other stakeholders a location to quickly check progress</text:p>
          </table:table-cell>
          <table:table-cell table:style-name="ce9" table:number-columns-repeated="2"/>
          <table:table-cell table:style-name="Default" table:number-columns-repeated="16376"/>
        </table:table-row>
        <table:table-row table:style-name="ro1">
          <table:table-cell table:style-name="ce2"/>
          <table:table-cell table:style-name="ce5"/>
          <table:table-cell table:style-name="ce12"/>
          <table:table-cell table:style-name="ce15" table:number-columns-repeated="4"/>
          <table:table-cell table:style-name="ce12"/>
          <table:table-cell table:style-name="ce2" table:number-columns-repeated="16376"/>
        </table:table-row>
        <table:table-row table:style-name="ro1" table:number-rows-repeated="3">
          <table:table-cell table:number-columns-repeated="2"/>
          <table:table-cell table:style-name="ce9"/>
          <table:table-cell table:style-name="ce6" table:number-columns-repeated="4"/>
          <table:table-cell table:style-name="ce9"/>
          <table:table-cell table:style-name="Default" table:number-columns-repeated="16376"/>
        </table:table-row>
        <table:table-row table:style-name="ro1">
          <table:table-cell/>
          <table:table-cell office:value-type="string" calcext:value-type="string">
            <text:p>Question</text:p>
          </table:table-cell>
          <table:table-cell table:style-name="ce9"/>
          <table:table-cell table:style-name="ce3" office:value-type="string" calcext:value-type="string">
            <text:p>Situation</text:p>
          </table:table-cell>
          <table:table-cell table:style-name="ce3" office:value-type="string" calcext:value-type="string">
            <text:p>Action </text:p>
          </table:table-cell>
          <table:table-cell table:style-name="ce3" office:value-type="string" calcext:value-type="string">
            <text:p>Result</text:p>
          </table:table-cell>
          <table:table-cell table:style-name="ce6" office:value-type="string" calcext:value-type="string">
            <text:p>Notes</text:p>
          </table:table-cell>
          <table:table-cell table:style-name="ce9"/>
          <table:table-cell table:style-name="Default" table:number-columns-repeated="16376"/>
        </table:table-row>
        <table:table-row table:style-name="ro13">
          <table:table-cell table:number-columns-repeated="2"/>
          <table:table-cell table:style-name="ce9"/>
          <table:table-cell table:style-name="ce6" table:number-columns-repeated="4"/>
          <table:table-cell table:style-name="ce9"/>
          <table:table-cell table:style-name="Default" table:number-columns-repeated="16376"/>
        </table:table-row>
        <table:table-row table:style-name="ro14">
          <table:table-cell/>
          <table:table-cell table:style-name="ce6" office:value-type="string" calcext:value-type="string">
            <text:p>Valuing Differences</text:p>
          </table:table-cell>
          <table:table-cell table:style-name="ce13" office:value-type="string" calcext:value-type="string">
            <text:p>China Diadem </text:p>
          </table:table-cell>
          <table:table-cell table:style-name="ce9" office:value-type="string" calcext:value-type="string">
            <text:p>Background - Got to travel to China, Before having issues with fast and accurate data processing from Field. </text:p>
            <text:p>Went to China for NR4 Testing and to Train Employees</text:p>
            <text:p>Very Quickly Ended up getting to understand their needs</text:p>
            <text:p>Lack of Tools, Were not given the same opprotunity to grow</text:p>
          </table:table-cell>
          <table:table-cell table:style-name="ce9" office:value-type="string" calcext:value-type="string">
            <text:p>Conducted in person training on Diadem</text:p>
            <text:p>Had a group of 15 Engine Engineers and a Translator</text:p>
            <text:p>Showed them how to use the tools </text:p>
            <text:p>Told them that when I got home I was going to see what I could do about access for them</text:p>
            <text:p>Talked to TLO who granted access</text:p>
            <text:p>Shut down for High IP. </text:p>
            <text:p>Then talked to Legal and described what they needed and got approved. </text:p>
          </table:table-cell>
          <table:table-cell table:style-name="ce9" office:value-type="string" calcext:value-type="string">
            <text:p>The Tianjin Employees felt more impowered. </text:p>
            <text:p>Got 7 new employees set up with Diadem</text:p>
            <text:p>Felt understood and seen for what they are capable of</text:p>
          </table:table-cell>
          <table:table-cell table:style-name="ce8" office:value-type="string" calcext:value-type="string">
            <text:p>When have you had difficulty working with someone? </text:p>
            <text:p>May need a different example for this.. </text:p>
            <text:p/>
          </table:table-cell>
          <table:table-cell/>
          <table:table-cell table:style-name="Default" table:number-columns-repeated="16376"/>
        </table:table-row>
        <table:table-row table:style-name="ro15">
          <table:table-cell/>
          <table:table-cell table:style-name="ce6"/>
          <table:table-cell table:style-name="ce14"/>
          <table:table-cell table:style-name="ce6" table:number-columns-repeated="3"/>
          <table:table-cell table:number-columns-repeated="2"/>
          <table:table-cell table:style-name="Default" table:number-columns-repeated="16376"/>
        </table:table-row>
        <table:table-row table:style-name="ro12">
          <table:table-cell/>
          <table:table-cell table:style-name="ce6" office:value-type="string" calcext:value-type="string">
            <text:p>Collaboration</text:p>
          </table:table-cell>
          <table:table-cell table:style-name="ce13" office:value-type="string" calcext:value-type="string">
            <text:p>S&amp;S PIP for Config</text:p>
          </table:table-cell>
          <table:table-cell table:style-name="ce9" office:value-type="string" calcext:value-type="string">
            <text:p>Came back from Paternity Leave, To find S&amp;S Premium Facing a Huge SW PIP</text:p>
            <text:p>Customer Support, Blue River, PUK Leadership and Sprayer Engineering were all aligned that there was an issue and the PIP needed to happen.</text:p>
            <text:p>I was the one who originally approved it..</text:p>
          </table:table-cell>
          <table:table-cell table:style-name="ce9" office:value-type="string" calcext:value-type="string">
            <text:p>Started to ask questions and kept getting different stories from different groups. </text:p>
            <text:p>Then I talked to the shop tech that helped with the test and asked how they did it. </text:p>
            <text:p>Found out they did the test w/ 30+mph winds… should be less than 5mph.</text:p>
            <text:p>Had to then prove to all the stakeholders that it was actually okay w/ blue Dye testing. </text:p>
            <text:p>Involved everyone in the results and had several CS and Engineering folks on site during the test</text:p>
          </table:table-cell>
          <table:table-cell table:style-name="ce9" office:value-type="string" calcext:value-type="string">
            <text:p>Was able to prove to the team that there was no issue and saved the company from an emabrassing PIP that would have cost us over 500k.</text:p>
            <text:p>Got a full blown congratualtions from Robert and recognition from PUK Leadership.</text:p>
          </table:table-cell>
          <table:table-cell table:style-name="ce8" office:value-type="string" calcext:value-type="string">
            <text:p>Need a negative example as well just in case. </text:p>
            <text:p>Where did it go wrong with the collab. </text:p>
          </table:table-cell>
          <table:table-cell/>
          <table:table-cell table:style-name="Default" table:number-columns-repeated="16376"/>
        </table:table-row>
        <table:table-row table:style-name="ro15">
          <table:table-cell/>
          <table:table-cell table:style-name="ce6"/>
          <table:table-cell table:style-name="ce14"/>
          <table:table-cell table:style-name="ce6" table:number-columns-repeated="3"/>
          <table:table-cell table:number-columns-repeated="2"/>
          <table:table-cell table:style-name="Default" table:number-columns-repeated="16376"/>
        </table:table-row>
        <table:table-row table:style-name="ro16">
          <table:table-cell/>
          <table:table-cell table:style-name="ce6" office:value-type="string" calcext:value-type="string">
            <text:p>Innovation</text:p>
          </table:table-cell>
          <table:table-cell table:style-name="ce13" office:value-type="string" calcext:value-type="string">
            <text:p>Hack: 4023</text:p>
          </table:table-cell>
          <table:table-cell table:style-name="ce9" office:value-type="string" calcext:value-type="string">
            <text:p>Identify Customer Needs, Expected Volumes and Profitability of a R4023 S&amp;S Select kit. </text:p>
            <text:p>Factory is not offering S&amp;S leaving the opprotunity for PUK. With pent up demand.</text:p>
          </table:table-cell>
          <table:table-cell table:style-name="ce9" office:value-type="string" calcext:value-type="string">
            <text:p>Total Available Market?</text:p>
            <text:p>What is the Value to the Customer? </text:p>
            <text:p>  - Fallow, Cotton, Wheat and Soy for Variable Rate. </text:p>
            <text:p>  - Understand why they would actually make money with it?</text:p>
            <text:p>  - AV&amp;V trials show cotton customers earning $47 more per ac with VR</text:p>
            <text:p>Pricing Challenges, Developed Solutions that would still be profitable.</text:p>
            <text:p/>
          </table:table-cell>
          <table:table-cell table:style-name="ce9" office:value-type="string" calcext:value-type="string">
            <text:p>Presented to PUK Leadership</text:p>
            <text:p>171 Units expected Volume</text:p>
            <text:p>Surpasses all Financial Goals for PUK</text:p>
            <text:p>3.2M NPV, 28% TRR, 45% CP, 3.0yr payback</text:p>
            <text:p>Next Steps:</text:p>
            <text:p>Continued Customer Research with Alex Shock and on the list for MY28 Charter</text:p>
          </table:table-cell>
          <table:table-cell table:style-name="ce8" office:value-type="string" calcext:value-type="string">
            <text:p>Make sure to lay it out in order. </text:p>
            <text:p>Take rate -&gt; Volume -&gt; $$</text:p>
            <text:p>Make sure to walk through whole thought process</text:p>
            <text:p>Don't say cheap. </text:p>
          </table:table-cell>
          <table:table-cell/>
          <table:table-cell table:style-name="Default" table:number-columns-repeated="16376"/>
        </table:table-row>
        <table:table-row table:style-name="ro15">
          <table:table-cell/>
          <table:table-cell table:style-name="ce6"/>
          <table:table-cell table:style-name="ce14"/>
          <table:table-cell table:style-name="ce6" table:number-columns-repeated="3"/>
          <table:table-cell table:number-columns-repeated="2"/>
          <table:table-cell table:style-name="Default" table:number-columns-repeated="16376"/>
        </table:table-row>
        <table:table-row table:style-name="ro17">
          <table:table-cell/>
          <table:table-cell table:style-name="ce6" office:value-type="string" calcext:value-type="string">
            <text:p>Achieving Results</text:p>
          </table:table-cell>
          <table:table-cell table:style-name="ce13" office:value-type="string" calcext:value-type="string">
            <text:p>100ft S&amp;S 2 weeks to test and approve.</text:p>
          </table:table-cell>
          <table:table-cell table:style-name="ce9" office:value-type="string" calcext:value-type="string">
            <text:p>We had a very quick release schedule for 100ft S&amp;S Premium. </text:p>
            <text:p>Less than 6 months from Idea to Production.</text:p>
            <text:p>Given 2 weeks for PV&amp;V from TB to Gate 4.</text:p>
            <text:p>Went through all my testing and found issues with the Spray Accuarcy Test and FOV</text:p>
            <text:p>Have to keep Customers Experience at top of mind</text:p>
          </table:table-cell>
          <table:table-cell table:style-name="ce9" office:value-type="string" calcext:value-type="string">
            <text:p>Let BRT know. </text:p>
            <text:p>They didn't have anyone working on the Premium SW anymore.</text:p>
            <text:p>Had to push to get them organized and then develop a fix for the 100ft. </text:p>
            <text:p>All while juggling the Project managers timeline of 2 weeks. </text:p>
          </table:table-cell>
          <table:table-cell table:style-name="ce9" office:value-type="string" calcext:value-type="string">
            <text:p>Accurately presented the risk and timeline to resolution to PUK Leadership and recommened that we go ahead with Gate 4 release. </text:p>
            <text:p>This then gave me a couple more weeks to push BRT to develop and me to test the new solution. </text:p>
            <text:p>Able to successfully analyse the risk and move forward without everything completed.</text:p>
          </table:table-cell>
          <table:table-cell table:style-name="ce9" office:value-type="string" calcext:value-type="string">
            <text:p>Difficult Results - 25-2 release of Whistler Premium. All the issues with machine availablilty and resources.</text:p>
          </table:table-cell>
          <table:table-cell/>
          <table:table-cell table:style-name="Default" table:number-columns-repeated="16376"/>
        </table:table-row>
        <table:table-row table:style-name="ro7">
          <table:table-cell table:number-columns-repeated="2"/>
          <table:table-cell table:style-name="ce13" office:value-type="string" calcext:value-type="string">
            <text:p>Content Vault</text:p>
          </table:table-cell>
          <table:table-cell table:style-name="ce9" office:value-type="string" calcext:value-type="string">
            <text:p>My about a year ago I started The Content Vault</text:p>
            <text:p>Developed a big spreadsheet to determine what business to start. </text:p>
            <text:p>Start Up Cost, Complexity, Scaleablity, Recurring Revenue, Gross Profit, TAM, Price Point, My Knowledge, Customer Value, Competition, Passion</text:p>
            <text:p>Ranked and saw what ideas was the highest. </text:p>
            <text:p>Winning idea was an online marketing platform that allows users to post a months worth of content with one click.</text:p>
          </table:table-cell>
          <table:table-cell table:style-name="ce9" office:value-type="string" calcext:value-type="string">
            <text:p>Conducted market research in Facebook Groups and interviewed industry leaders that we personally knew. </text:p>
            <text:p>Started to develop site and interviewed development teams. </text:p>
            <text:p>Created Product requirements. 15 pages of what needs to happen and exactly how.</text:p>
            <text:p>Had to be very specific up front for accurate quoting and scope of work. </text:p>
            <text:p>Lead development team through the creation of our application.</text:p>
            <text:p>Quick experiments to test new ideas during the process. </text:p>
          </table:table-cell>
          <table:table-cell table:style-name="ce9" office:value-type="string" calcext:value-type="string">
            <text:p>Within 5 months of idea that was created during an ice bath in a washington glacier river, we had a working and sellable product. </text:p>
            <text:p>Launched with several affiliates in the industry to promote free trials and quickly onboarded beta clients. Retention was not that good.. Got detailed survey results from clients to create a more valueable solution. </text:p>
          </table:table-cell>
          <table:table-cell table:number-columns-repeated="2"/>
          <table:table-cell table:style-name="Default" table:number-columns-repeated="16376"/>
        </table:table-row>
        <table:table-row table:style-name="ro18">
          <table:table-cell/>
          <table:table-cell table:style-name="ce7" office:value-type="string" calcext:value-type="string">
            <text:p>Action Oriented</text:p>
          </table:table-cell>
          <table:table-cell table:style-name="ce14" office:value-type="string" calcext:value-type="string">
            <text:p>Starting Scoopie's</text:p>
          </table:table-cell>
          <table:table-cell table:style-name="ce9" office:value-type="string" calcext:value-type="string">
            <text:p>I've always been very entrupenrial, Lawn Care, Real Estate Investing and Realtor, ContentVault.ai</text:p>
            <text:p>My Latest business is Scoopie's Pet Waste Removal</text:p>
            <text:p>So I got a Video from my friend about this awesome business that has super high margins and there is a company in texas that's doing 26 million a year with it. </text:p>
            <text:p/>
          </table:table-cell>
          <table:table-cell table:style-name="ce9" office:value-type="string" calcext:value-type="string">
            <text:p>How did I estabilish Demand and Customer Value?</text:p>
            <text:p>Did market research about the business and it's potential. </text:p>
            <text:p>Capital Required?</text:p>
            <text:p>Demand? 225k dog owners in DSM. </text:p>
            <text:p>Built out a model for CAC/LTV and what ad spend is required to grow. With projected expenses.</text:p>
          </table:table-cell>
          <table:table-cell table:style-name="ce9" office:value-type="string" calcext:value-type="string">
            <text:p>Saw the video on Saturday. Made first post and filled for my LLC on Sunday. Served first Client on Monday. </text:p>
            <text:p>Have served over 25 clients in 3 months. $1,500 recurring revenue avg $110 per hour of work.</text:p>
            <text:p>Total CAC is $80, goal $100</text:p>
          </table:table-cell>
          <table:table-cell table:number-columns-repeated="2"/>
          <table:table-cell table:style-name="Default" table:number-columns-repeated="16376"/>
        </table:table-row>
        <table:table-row table:style-name="ro7">
          <table:table-cell/>
          <table:table-cell table:style-name="ce7" office:value-type="string" calcext:value-type="string">
            <text:p>Innovation</text:p>
          </table:table-cell>
          <table:table-cell table:style-name="ce14" office:value-type="string" calcext:value-type="string">
            <text:p>ATV2.0 Product Spec and Data Analysis</text:p>
          </table:table-cell>
          <table:table-cell table:style-name="ce9" office:value-type="string" calcext:value-type="string">
            <text:p>Deere under pressure by customers for a better vision system</text:p>
            <text:p>Currently offer a Mono Camera ATV1.0</text:p>
            <text:p>Literally got an email last night from a strategic accounts manager about how bad it is out there</text:p>
            <text:p>Raven is kicking our ass and threating our market share</text:p>
            <text:p>We have to create a new vision system that is the best in class</text:p>
            <text:p/>
          </table:table-cell>
          <table:table-cell table:style-name="ce9" office:value-type="string" calcext:value-type="string">
            <text:p>Using all the data avaialbe to make decision</text:p>
            <text:p>Create Tableau reports to develop product spec</text:p>
            <text:p>Field Testing ATV2.0 - Wisconsin, Iowa, Texas, Australia</text:p>
            <text:p>Operator Surveys, Calls Weekly</text:p>
            <text:p>Benchmarking - Ride n Drives with Raven System and Deere Vision</text:p>
          </table:table-cell>
          <table:table-cell table:style-name="ce9" office:value-type="string" calcext:value-type="string">
            <text:p>Ended Up Developing Specs for 22mph, </text:p>
            <text:p>Added Additional Camera under Front, </text:p>
            <text:p>Orignially had 8 degree slopes dropped to 6 degree. </text:p>
            <text:p>Has given customers confidence that we will be able solve their problems</text:p>
            <text:p>Developed a clear criteria for what our product will be</text:p>
          </table:table-cell>
          <table:table-cell table:number-columns-repeated="2"/>
          <table:table-cell table:style-name="Default" table:number-columns-repeated="16376"/>
        </table:table-row>
        <table:table-row table:style-name="ro11">
          <table:table-cell/>
          <table:table-cell table:style-name="ce7" office:value-type="string" calcext:value-type="string">
            <text:p>Collaboration</text:p>
          </table:table-cell>
          <table:table-cell table:style-name="ce14" office:value-type="string" calcext:value-type="string">
            <text:p>Effort to go to Brazil for LPB</text:p>
          </table:table-cell>
          <table:table-cell table:style-name="ce9" office:value-type="string" calcext:value-type="string">
            <text:p>LPB Fleet to be used as Test Machines for Hr Collection</text:p>
            <text:p>Built 8 machines in 2 weeks</text:p>
            <text:p>Farmers ready to spray</text:p>
            <text:p>I was sent down to be the trouble shooting expert. </text:p>
            <text:p>But 6/8 machines had issues..</text:p>
          </table:table-cell>
          <table:table-cell table:style-name="ce9" office:value-type="string" calcext:value-type="string">
            <text:p>Collaborated with CS, Dealers, and Customers for Kit Installation</text:p>
            <text:p>So I had to do this for 6 different machines all over brazil. </text:p>
            <text:p>Was taking puddle jumper flights in the middle of the night to get to the next one. </text:p>
            <text:p>Go to one dealer, work with Techs in Portguese, Trouble shoot Harness Issues,</text:p>
            <text:p>Sent to Customers and Then Trained Customers</text:p>
          </table:table-cell>
          <table:table-cell table:style-name="ce9" office:value-type="string" calcext:value-type="string">
            <text:p>Was able to quickly get all 8 machines in the field and spraying. </text:p>
            <text:p>Then followed up with CS in Daily Meeting to quickly find resolution for any field issues. </text:p>
          </table:table-cell>
          <table:table-cell table:number-columns-repeated="2"/>
          <table:table-cell table:style-name="Default" table:number-columns-repeated="16376"/>
        </table:table-row>
        <table:table-row table:style-name="ro11">
          <table:table-cell/>
          <table:table-cell table:style-name="ce7" office:value-type="string" calcext:value-type="string">
            <text:p>Driving Results</text:p>
          </table:table-cell>
          <table:table-cell table:style-name="ce14" office:value-type="string" calcext:value-type="string">
            <text:p>INC Modular PV&amp;V Plan</text:p>
          </table:table-cell>
          <table:table-cell table:style-name="ce9" office:value-type="string" calcext:value-type="string">
            <text:p>Software was way late for feature complete</text:p>
            <text:p>Was supposed to have everything complete by March. </text:p>
          </table:table-cell>
          <table:table-cell table:style-name="ce9" office:value-type="string" calcext:value-type="string">
            <text:p>I had to completely train the team on what a sprayer was. </text:p>
            <text:p>Create all the feature requirements and explain how it should work and what a customer would use the features for.</text:p>
            <text:p>Conducted quick irterative testing for 6 months. Program that would have taken 3 yrs with Standard Practices</text:p>
          </table:table-cell>
          <table:table-cell table:style-name="ce9" office:value-type="string" calcext:value-type="string">
            <text:p>Able to adjust and midigate risk on the fly. </text:p>
            <text:p>Able to hit Production timeline. </text:p>
            <text:p/>
          </table:table-cell>
          <table:table-cell table:number-columns-repeated="2"/>
          <table:table-cell table:style-name="Default" table:number-columns-repeated="16376"/>
        </table:table-row>
        <table:table-row table:style-name="ro8">
          <table:table-cell/>
          <table:table-cell table:style-name="ce7" office:value-type="string" calcext:value-type="string">
            <text:p>Customer Value</text:p>
          </table:table-cell>
          <table:table-cell table:style-name="ce14" office:value-type="string" calcext:value-type="string">
            <text:p>G5 Dry Box SW on 800R - Customers Dissatisfied</text:p>
          </table:table-cell>
          <table:table-cell table:style-name="ce9" office:value-type="string" calcext:value-type="string">
            <text:p>Dissatisfied Customers with 800R New Leader G5 Boxes</text:p>
            <text:p>For MY22 G5 boxes replaced the old G4 box Option that had SpreadStar</text:p>
            <text:p>They pay a lot more for a G5 box and it is harder to use</text:p>
            <text:p>Has more issues</text:p>
            <text:p>Dealers have been buying the machines back </text:p>
            <text:p/>
          </table:table-cell>
          <table:table-cell table:style-name="ce9" office:value-type="string" calcext:value-type="string">
            <text:p>Collected all the dealer feedback</text:p>
            <text:p>Traveled to customer machines</text:p>
            <text:p>Then once I was prepared called up Jay for a meeting</text:p>
            <text:p>Said I wanted to show him the new G5 Software</text:p>
            <text:p>Didn't give him any hints on how to use it</text:p>
            <text:p>Took over 5 mins for him to figure out how to use it before asking for help. </text:p>
            <text:p>Our Equipment should be like an Iphone. </text:p>
            <text:p>Anyone can Jump in and go</text:p>
          </table:table-cell>
          <table:table-cell table:style-name="ce9" office:value-type="string" calcext:value-type="string">
            <text:p>Able to get build the business case to bring back the G4 </text:p>
            <text:p>Give operators the option to stick with what they know and prefer</text:p>
            <text:p>Protects our market share</text:p>
            <text:p/>
          </table:table-cell>
          <table:table-cell table:number-columns-repeated="2"/>
          <table:table-cell table:style-name="Default" table:number-columns-repeated="16376"/>
        </table:table-row>
        <table:table-row table:style-name="ro18">
          <table:table-cell/>
          <table:table-cell table:style-name="ce7"/>
          <table:table-cell table:style-name="ce14" office:value-type="string" calcext:value-type="string">
            <text:p>INC Modular </text:p>
            <text:p>Return</text:p>
          </table:table-cell>
          <table:table-cell table:style-name="ce9" office:value-type="string" calcext:value-type="string">
            <text:p>Released INC Modular and have sold 19 kits</text:p>
            <text:p>One had a significant DTAC Case</text:p>
            <text:p>Engineering worked every day for several weeks on the case</text:p>
            <text:p>Customer finally decided they wouldn't ever be able to trust the system with all the issues it had. </text:p>
            <text:p>Returned the kit. </text:p>
          </table:table-cell>
          <table:table-cell table:style-name="ce9" office:value-type="string" calcext:value-type="string">
            <text:p>Lead team through extensive debreifs, on each issue</text:p>
            <text:p> -  What was missed?</text:p>
            <text:p> -  What could we have done better?</text:p>
            <text:p> -  How to prevent it from happening again?</text:p>
            <text:p>Presented to Than.</text:p>
            <text:p>Requested Parts Back For Investigation</text:p>
          </table:table-cell>
          <table:table-cell table:style-name="ce9" office:value-type="string" calcext:value-type="string">
            <text:p>Updated PV&amp;V SW test case</text:p>
            <text:p>Adding Additional Troubleshooting Documentation to Service Advisor</text:p>
            <text:p>Will step through each part to find root cause on returned kit.</text:p>
          </table:table-cell>
          <table:table-cell table:number-columns-repeated="2"/>
          <table:table-cell table:style-name="Default" table:number-columns-repeated="16376"/>
        </table:table-row>
        <table:table-row table:style-name="ro1">
          <table:table-cell/>
          <table:table-cell table:style-name="ce7"/>
          <table:table-cell table:style-name="ce14"/>
          <table:table-cell table:style-name="ce6" table:number-columns-repeated="3"/>
          <table:table-cell table:number-columns-repeated="2"/>
          <table:table-cell table:style-name="Default" table:number-columns-repeated="16376"/>
        </table:table-row>
        <table:table-row table:style-name="ro6">
          <table:table-cell/>
          <table:table-cell table:style-name="ce7"/>
          <table:table-cell table:style-name="ce14" office:value-type="string" calcext:value-type="string">
            <text:p>R3 Trial Build</text:p>
          </table:table-cell>
          <table:table-cell table:style-name="ce9" office:value-type="string" calcext:value-type="string">
            <text:p>Trip to Catalao for First Trail Build of S&amp;S Select</text:p>
            <text:p>Hardware team installed kit in 2 days</text:p>
            <text:p>I had 3 days to get it to run.</text:p>
            <text:p>Had all kinds of CAN Network and Power Issues</text:p>
            <text:p/>
          </table:table-cell>
          <table:table-cell table:style-name="ce9" office:value-type="string" calcext:value-type="string">
            <text:p>Isolated and identified the potential issues</text:p>
            <text:p>Worked through the expected harnesses wire by wire to verify they were correct</text:p>
            <text:p>Worked 128hrs in one week. </text:p>
            <text:p>My thought process for troubleshooting:</text:p>
            <text:p>  - Identify symptoms, CAN BUS Network Error</text:p>
            <text:p>  - Proccess of elimnation by isolating. </text:p>
            <text:p>  - Unplug all componets and bring them back on one at a time. </text:p>
            <text:p>  - Able to isolate a controller and harness</text:p>
            <text:p>  - Use Electrical Schmatics to test harness quality</text:p>
            <text:p>  - Identify and fix root cause. Back Harness Quality.</text:p>
          </table:table-cell>
          <table:table-cell table:style-name="ce9" office:value-type="string" calcext:value-type="string">
            <text:p>Found 7 key harness quality issues</text:p>
            <text:p>One was a critical design issue that the catalao factory was supposed to implement in a month. </text:p>
            <text:p>Which would have shut down the factory line or caused a major PIP if I didn't find it for them. </text:p>
            <text:p>Set up meeting with to review quality issues with MTEC and update their validation process for Exp Harnesses</text:p>
          </table:table-cell>
          <table:table-cell table:number-columns-repeated="2"/>
          <table:table-cell table:style-name="Default" table:number-columns-repeated="16376"/>
        </table:table-row>
        <table:table-row table:style-name="ro1" table:number-rows-repeated="2">
          <table:table-cell table:number-columns-repeated="8"/>
          <table:table-cell table:style-name="Default" table:number-columns-repeated="16376"/>
        </table:table-row>
        <table:table-row table:style-name="ro1">
          <table:table-cell table:number-columns-repeated="2"/>
          <table:table-cell table:style-name="ce14"/>
          <table:table-cell table:style-name="ce9" table:number-columns-repeated="3"/>
          <table:table-cell table:number-columns-repeated="2"/>
          <table:table-cell table:style-name="Default" table:number-columns-repeated="16376"/>
        </table:table-row>
        <table:table-row table:style-name="ro1">
          <table:table-cell table:number-columns-repeated="8"/>
          <table:table-cell table:style-name="Default" table:number-columns-repeated="16376"/>
        </table:table-row>
        <table:table-row table:style-name="ro7">
          <table:table-cell table:number-columns-repeated="2"/>
          <table:table-cell office:value-type="string" calcext:value-type="string">
            <text:p>First Interview Notes</text:p>
          </table:table-cell>
          <table:table-cell table:style-name="ce8" office:value-type="string" calcext:value-type="string">
            <text:p>STAR's were good. Needed to have more clear answer to the specific question asked.. Wanted to hear a bit more about process changes that resulted from the event and how was it future proofed. RED examples were used in First Interview. </text:p>
            <text:p>I'd like to do a bit more in hitting home how I make decisions and what's important value wise for me. </text:p>
            <text:p/>
            <text:p/>
          </table:table-cell>
          <table:table-cell table:style-name="ce8" office:value-type="string" calcext:value-type="string">
            <text:p>Working with product engineers in India, </text:p>
            <text:p>Working on interventions to add more value w/ Expert connect ticket </text:p>
          </table:table-cell>
          <table:table-cell table:number-columns-repeated="3"/>
          <table:table-cell table:style-name="Default" table:number-columns-repeated="16376"/>
        </table:table-row>
        <table:table-row table:style-name="ro1" table:number-rows-repeated="1048523">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2972in"/>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MT2" style:family="text">
      <style:text-properties fo:color="#000000" loext:opacity="100%" style:text-outline="false" style:text-line-through-style="none" style:text-line-through-type="none" style:text-position="0% 100%" style:font-name="Calibri1" fo:font-size="1pt" fo:font-style="normal" fo:text-shadow="none" style:text-underline-style="none" fo:font-weight="normal" style:font-size-asian="1pt" style:font-style-asian="normal" style:font-weight-asian="normal" style:font-name-complex="Calibri1" style:font-size-complex="1pt" style:font-style-complex="normal" style:font-weight-complex="normal"/>
    </style:style>
    <style:style style:name="MT3" style:family="text">
      <style:text-properties fo:color="#ff0000" loext:opacity="100%" style:text-outline="false" style:text-line-through-style="none" style:text-line-through-type="none" style:text-position="0% 100%"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region-right>
          <text:p><text:span text:style-name="MT1">_x000D_</text:span><text:span text:style-name="MT2">#</text:span><text:span text:style-name="MT3"> Company Use</text:span></text:p>
        </style:region-right>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Vaughn Austin T</meta:initial-creator>
    <meta:creation-date>2023-09-06T00:12:48</meta:creation-date>
    <dc:date>2025-12-16T19:56:31.848319500</dc:date>
    <meta:generator>LibreOffice/25.8.3.2$Windows_X86_64 LibreOffice_project/8ca8d55c161d602844f5428fa4b58097424e324e</meta:generator>
    <meta:editing-duration>PT9M50S</meta:editing-duration>
    <meta:editing-cycles>1</meta:editing-cycles>
    <meta:document-statistic meta:table-count="1" meta:cell-count="157" meta:object-count="0"/>
    <meta:user-defined meta:name="AppVersion">16.0300</meta:user-defined>
    <meta:user-defined meta:name="MSIP_Label_6388fff8-b053-4fb1-90cd-f0bc93ae9791_ActionId">b9df0676-7df1-48a2-b933-3fbc92603354</meta:user-defined>
    <meta:user-defined meta:name="MSIP_Label_6388fff8-b053-4fb1-90cd-f0bc93ae9791_ContentBits">2</meta:user-defined>
    <meta:user-defined meta:name="MSIP_Label_6388fff8-b053-4fb1-90cd-f0bc93ae9791_Enabled">true</meta:user-defined>
    <meta:user-defined meta:name="MSIP_Label_6388fff8-b053-4fb1-90cd-f0bc93ae9791_Method" meta:value-type="string">Privileged</meta:user-defined>
    <meta:user-defined meta:name="MSIP_Label_6388fff8-b053-4fb1-90cd-f0bc93ae9791_Name" meta:value-type="string">Company Use</meta:user-defined>
    <meta:user-defined meta:name="MSIP_Label_6388fff8-b053-4fb1-90cd-f0bc93ae9791_SetDate" meta:value-type="string">2023-09-07T01:37:03Z</meta:user-defined>
    <meta:user-defined meta:name="MSIP_Label_6388fff8-b053-4fb1-90cd-f0bc93ae9791_SiteId" meta:value-type="string">39b03722-b836-496a-85ec-850f0957ca6b</meta:user-defined>
  </office:meta>
</office:document-meta>
</file>